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a52" officeooo:paragraph-rsid="00095a52"/>
    </style:style>
    <style:style style:name="P2" style:family="paragraph" style:parent-style-name="Standard">
      <style:text-properties officeooo:rsid="0009ca66" officeooo:paragraph-rsid="0009ca66"/>
    </style:style>
    <style:style style:name="P3" style:family="paragraph" style:parent-style-name="Standard">
      <style:text-properties officeooo:rsid="0009ca66" officeooo:paragraph-rsid="0009ca66"/>
    </style:style>
    <style:style style:name="P4" style:family="paragraph" style:parent-style-name="Standard">
      <style:text-properties officeooo:rsid="000cc2bd" officeooo:paragraph-rsid="000cc2bd"/>
    </style:style>
    <style:style style:name="P5" style:family="paragraph" style:parent-style-name="Standard">
      <style:text-properties officeooo:rsid="0013eacd" officeooo:paragraph-rsid="0013eacd"/>
    </style:style>
    <style:style style:name="P6" style:family="paragraph" style:parent-style-name="Standard">
      <style:text-properties officeooo:rsid="0015714f" officeooo:paragraph-rsid="0015714f"/>
    </style:style>
    <style:style style:name="T1" style:family="text">
      <style:text-properties officeooo:rsid="0009c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Account AI agent data use from state bank</text:p>
      <text:p text:style-name="P1">how to connect <text:span text:style-name="T1">ur </text:span>AI agent to LLM</text:p>
      <text:p text:style-name="P2">perplexity and claude research.</text:p>
      <text:p text:style-name="P2">Langdraf, autogen</text:p>
      <text:p text:style-name="P2"/>
      <text:p text:style-name="P2"/>
      <text:p text:style-name="P2"/>
      <text:p text:style-name="P5">fiscal year julu to june </text:p>
      <text:p text:style-name="P5">pakistan k finances</text:p>
      <text:p text:style-name="P5">fiscal year july2025 to june 2025</text:p>
      <text:p text:style-name="P5">exports + remitances = inflows</text:p>
      <text:p text:style-name="P5">imports = outflows</text:p>
      <text:p text:style-name="P5">buy t-bills: profit = outflows</text:p>
      <text:p text:style-name="P5">if pak invest foreign uska devident = inflow</text:p>
      <text:p text:style-name="P5"/>
      <text:p text:style-name="P2"/>
      <text:p text:style-name="P6">agent ko humny data dena hai, Al agent wo humain khud btaye k is data se kia kia nikal sakta hai.</text:p>
      <text:p text:style-name="P6"/>
      <text:p text:style-name="P2"/>
      <text:p text:style-name="P2"/>
      <text:p text:style-name="P2"/>
      <text:p text:style-name="P2"/>
      <text:p text:style-name="P2"/>
      <text:p text:style-name="P4">langGraph api key: sk-proj-gjGKf4ol1nlXhgYy6rCKVEQ1UTcKk5vpLc_1rkE4qubV6Q_gj4kiPQjCJRJTBiZG5nI2bsvdtXT3BlbkFJUoQesclZLPvDwxJ6RP1bYo_eUFlOZC42daqOLzUGfVx0uFvgx2i4_H-iHHIUcNUU3swiTvBqA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9:31:36.838496705</meta:creation-date>
    <dc:date>2025-10-31T20:19:32.329195792</dc:date>
    <meta:editing-duration>PT48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83" meta:character-count="609" meta:non-whitespace-character-count="538"/>
  </office:meta>
</office:document-meta>
</file>